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2f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7093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7094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fo:min-height="0.3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709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e2f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433cm" svg:height="1.631cm" svg:x="9.094cm" svg:y="14.243cm" svg:viewBox="0 0 3434 1632" draw:points="0,408 0,1632 2583,1632 3400,1214 3434,0 861,22">
            <text:p/>
          </draw:polygon>
          <draw:line draw:style-name="gr2" draw:text-style-name="P2" draw:layer="layout" svg:x1="9.946cm" svg:y1="15.462cm" svg:x2="12.51cm" svg:y2="15.462cm">
            <text:p/>
          </draw:line>
          <draw:rect draw:style-name="gr3" draw:text-style-name="P3" draw:layer="layout" svg:width="2.571cm" svg:height="1.221cm" svg:x="9.087cm" svg:y="14.644cm">
            <text:p/>
          </draw:rect>
          <draw:line draw:style-name="gr4" draw:text-style-name="P2" draw:layer="layout" svg:x1="9.082cm" svg:y1="14.641cm" svg:x2="9.943cm" svg:y2="14.243cm">
            <text:p/>
          </draw:line>
          <draw:line draw:style-name="gr4" draw:text-style-name="P2" draw:layer="layout" svg:x1="11.641cm" svg:y1="14.641cm" svg:x2="12.502cm" svg:y2="14.243cm">
            <text:p/>
          </draw:line>
          <draw:line draw:style-name="gr4" draw:text-style-name="P2" draw:layer="layout" svg:x1="11.641cm" svg:y1="15.856cm" svg:x2="12.502cm" svg:y2="15.458cm">
            <text:p/>
          </draw:line>
          <draw:line draw:style-name="gr5" draw:text-style-name="P2" draw:layer="layout" svg:x1="9.082cm" svg:y1="15.856cm" svg:x2="9.943cm" svg:y2="15.458cm">
            <text:p/>
          </draw:line>
          <draw:line draw:style-name="gr4" draw:text-style-name="P2" draw:layer="layout" svg:x1="9.943cm" svg:y1="14.243cm" svg:x2="12.507cm" svg:y2="14.243cm">
            <text:p/>
          </draw:line>
          <draw:line draw:style-name="gr4" draw:text-style-name="P2" draw:layer="layout" svg:x1="12.507cm" svg:y1="14.243cm" svg:x2="12.507cm" svg:y2="15.455cm">
            <text:p/>
          </draw:line>
          <draw:frame draw:style-name="gr6" draw:text-style-name="P5" draw:layer="layout" svg:width="0.234cm" svg:height="0.338cm" svg:x="8.798cm" svg:y="15.644cm">
            <draw:text-box>
              <text:p text:style-name="P4"><text:span text:style-name="T1">N</text:span></text:p>
            </draw:text-box>
          </draw:frame>
          <draw:frame draw:style-name="gr6" draw:text-style-name="P5" draw:layer="layout" svg:width="0.235cm" svg:height="0.338cm" svg:x="11.703cm" svg:y="15.857cm">
            <draw:text-box>
              <text:p text:style-name="P4"><text:span text:style-name="T1">F</text:span></text:p>
            </draw:text-box>
          </draw:frame>
          <draw:frame draw:style-name="gr6" draw:text-style-name="P5" draw:layer="layout" svg:width="0.228cm" svg:height="0.338cm" svg:x="8.807cm" svg:y="14.393cm">
            <draw:text-box>
              <text:p text:style-name="P4"><text:span text:style-name="T1">A</text:span></text:p>
            </draw:text-box>
          </draw:frame>
          <draw:frame draw:style-name="gr6" draw:text-style-name="P5" draw:layer="layout" svg:width="0.235cm" svg:height="0.338cm" svg:x="11.77cm" svg:y="14.631cm">
            <draw:text-box>
              <text:p text:style-name="P4"><text:span text:style-name="T1">I</text:span></text:p>
            </draw:text-box>
          </draw:frame>
          <draw:frame draw:style-name="gr6" draw:text-style-name="P5" draw:layer="layout" svg:width="0.223cm" svg:height="0.338cm" svg:x="9.747cm" svg:y="13.896cm">
            <draw:text-box>
              <text:p text:style-name="P4"><text:span text:style-name="T1">B</text:span></text:p>
            </draw:text-box>
          </draw:frame>
          <draw:frame draw:style-name="gr6" draw:text-style-name="P5" draw:layer="layout" svg:width="0.23cm" svg:height="0.338cm" svg:x="12.546cm" svg:y="13.919cm">
            <draw:text-box>
              <text:p text:style-name="P4"><text:span text:style-name="T1">R</text:span></text:p>
            </draw:text-box>
          </draw:frame>
          <draw:frame draw:style-name="gr6" draw:text-style-name="P5" draw:layer="layout" svg:width="0.235cm" svg:height="0.338cm" svg:x="12.566cm" svg:y="15.265cm">
            <draw:text-box>
              <text:p text:style-name="P4"><text:span text:style-name="T1">U</text:span></text:p>
            </draw:text-box>
          </draw:frame>
          <draw:frame draw:style-name="gr6" draw:text-style-name="P5" draw:layer="layout" svg:width="0.225cm" svg:height="0.338cm" svg:x="9.606cm" svg:y="15.143cm">
            <draw:text-box>
              <text:p text:style-name="P4"><text:span text:style-name="T1">E</text:span></text:p>
            </draw:text-box>
          </draw:frame>
          <draw:line draw:style-name="gr7" draw:text-style-name="P2" draw:layer="layout" svg:x1="9.946cm" svg:y1="15.462cm" svg:x2="9.946cm" svg:y2="14.24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093" draw:display-name="Dashed (var) 7093" draw:style="rect" draw:dots1="1" draw:dots1-length="0.009cm" draw:dots2="1" draw:dots2-length="0.009cm" draw:distance="0.009cm"/>
    <draw:stroke-dash draw:name="Dashed_20__28_var_29__20_7094" draw:display-name="Dashed (var) 7094" draw:style="rect" draw:dots1="1" draw:dots1-length="0.005cm" draw:dots2="1" draw:dots2-length="0.005cm" draw:distance="0.005cm"/>
    <draw:stroke-dash draw:name="Dashed_20__28_var_29__20_7095" draw:display-name="Dashed (var) 7095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7:15:05.355645949</meta:creation-date>
    <dc:date>2018-05-19T17:15:21.425676311</dc:date>
    <meta:editing-duration>PT16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